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style:line-height-at-least="0.3543in" fo:orphans="2" fo:widows="2" fo:text-indent="0in" style:auto-text-indent="false"/>
      <style:text-properties fo:font-variant="normal" fo:text-transform="none" fo:color="#0a0a0a" loext:opacity="100%" style:font-name="Google Sans" fo:font-size="21pt" fo:letter-spacing="normal" fo:font-style="normal" fo:font-weight="normal"/>
    </style:style>
    <style:style style:name="P2" style:family="paragraph" style:parent-style-name="Standard">
      <style:paragraph-properties fo:margin-left="0in" fo:margin-right="0in" fo:margin-top="0.1665in" fo:margin-bottom="0.1665in" style:contextual-spacing="false" style:line-height-at-least="0.25in" fo:orphans="2" fo:widows="2" fo:text-indent="0in" style:auto-text-indent="fals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3" style:family="paragraph" style:parent-style-name="Standard">
      <style:paragraph-properties fo:margin-left="0in" fo:margin-right="0in" fo:margin-top="0.1665in" fo:margin-bottom="0.1665in" style:contextual-spacing="false" style:line-height-at-least="0.25in" fo:orphans="2" fo:widows="2" fo:text-indent="0in" style:auto-text-indent="false"/>
      <style:text-properties fo:font-variant="normal" fo:text-transform="none" fo:color="#0a0a0a" loext:opacity="100%" fo:letter-spacing="normal"/>
    </style:style>
    <style:style style:name="P4" style:family="paragraph" style:parent-style-name="Text_20_body" style:list-style-name="L1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bold"/>
    </style:style>
    <style:style style:name="P5" style:family="paragraph" style:parent-style-name="Text_20_body" style:list-style-name="L2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bold"/>
    </style:style>
    <style:style style:name="P6" style:family="paragraph" style:parent-style-name="Text_20_body" style:list-style-name="L3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bold"/>
    </style:style>
    <style:style style:name="P7" style:family="paragraph" style:parent-style-name="Text_20_body" style:list-style-name="L4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bold"/>
    </style:style>
    <style:style style:name="P8" style:family="paragraph" style:parent-style-name="Text_20_body" style:list-style-name="L5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bold"/>
    </style:style>
    <style:style style:name="P9" style:family="paragraph" style:parent-style-name="Text_20_body" style:list-style-name="L1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10" style:family="paragraph" style:parent-style-name="Text_20_body" style:list-style-name="L2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11" style:family="paragraph" style:parent-style-name="Text_20_body" style:list-style-name="L3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12" style:family="paragraph" style:parent-style-name="Text_20_body" style:list-style-name="L4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13" style:family="paragraph" style:parent-style-name="Text_20_body" style:list-style-name="L5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14" style:family="paragraph" style:parent-style-name="Text_20_body">
      <style:paragraph-properties fo:margin-left="0in" fo:margin-right="0in" fo:margin-top="0.1665in" fo:margin-bottom="0.1665in" style:contextual-spacing="false" style:line-height-at-least="0.25in" fo:orphans="2" fo:widows="2" fo:text-indent="0in" style:auto-text-indent="fals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have to make personal finance management app give me the plan and document</text:p>
      <text:p text:style-name="P2">Developing a personal finance management app requires a clear plan and comprehensive documentation. Here's a structured approach with documentation considerations:</text:p>
      <text:p text:style-name="P3"> </text:p>
      <text:p text:style-name="P2"><text:span text:style-name="T1">1. Planning Phase:</text:span> </text:p>
      <text:list text:style-name="L1">
        <text:list-item>
          <text:p text:style-name="P4">Define Objectives and Scope:</text:p>
          <text:list>
            <text:list-item>
              <text:p text:style-name="P9"><text:span text:style-name="T1">Identify the App's Purpose:</text:span> What problems will it solve for users?</text:p>
            </text:list-item>
            <text:list-item>
              <text:p text:style-name="P9"><text:span text:style-name="T1">Target Audience:</text:span> Who are your ideal users?</text:p>
            </text:list-item>
            <text:list-item>
              <text:p text:style-name="P9"><text:span text:style-name="T1">Core Features:</text:span> What are the essential functionalities?</text:p>
            </text:list-item>
            <text:list-item>
              <text:p text:style-name="P9"><text:span text:style-name="T1">Unique Selling Proposition (USP):</text:span> How will your app stand out?</text:p>
            </text:list-item>
            <text:list-item>
              <text:p text:style-name="P9"><text:span text:style-name="T1">Monetization Model (if any):</text:span> How will the app generate revenue?</text:p>
            </text:list-item>
            <text:list-item>
              <text:p text:style-name="P9"><text:span text:style-name="T1">Technical Requirements:</text:span> Platforms (iOS, Android, Web), backend technologies, third-party integrations, etc.</text:p>
            </text:list-item>
          </text:list>
        </text:list-item>
        <text:list-item>
          <text:p text:style-name="P4">Market and Competitor Research:</text:p>
          <text:list>
            <text:list-item>
              <text:p text:style-name="P9"><text:span text:style-name="T1">Analyze Existing Apps:</text:span> Study popular finance apps to understand their strengths and weaknesses.</text:p>
            </text:list-item>
            <text:list-item>
              <text:p text:style-name="P9"><text:span text:style-name="T1">Identify User Needs:</text:span> Conduct user interviews, surveys, or usability studies to gather insights.</text:p>
            </text:list-item>
          </text:list>
        </text:list-item>
        <text:list-item>
          <text:p text:style-name="P4">Agile Project Planning:</text:p>
          <text:list>
            <text:list-item>
              <text:p text:style-name="P9"><text:span text:style-name="T1">Define the "Why":</text:span> What is the overall goal and problem you're solving?</text:p>
            </text:list-item>
            <text:list-item>
              <text:p text:style-name="P9"><text:span text:style-name="T1">Create a Product Roadmap:</text:span> Outline key milestones and features.</text:p>
            </text:list-item>
            <text:list-item>
              <text:p text:style-name="P9"><text:span text:style-name="T1">Break Down Features into User Stories:</text:span> Focus on functionalities from the user's perspective.</text:p>
            </text:list-item>
          </text:list>
        </text:list-item>
        <text:list-item>
          <text:p text:style-name="P4">Documentation:</text:p>
          <text:list>
            <text:list-item>
              <text:p text:style-name="P9"><text:span text:style-name="T1">Requirements Document:</text:span> Detail app features, UI design, data management, security, and other functionalities.</text:p>
            </text:list-item>
            <text:list-item>
              <text:p text:style-name="P9"><text:soft-page-break/><text:span text:style-name="T1">Functional Specification Document (FSD) or User Stories:</text:span> Describe features from either a developer's or user's perspective.</text:p>
            </text:list-item>
            <text:list-item>
              <text:p text:style-name="P9"><text:span text:style-name="T1">Technical Documentation:</text:span> Outline architecture, tech stack, APIs, and tools.</text:p>
            </text:list-item>
            <text:list-item>
              <text:p text:style-name="P9"><text:span text:style-name="T1">User Personas:</text:span> Detail your target audience's demographics, goals, and needs. </text:p>
            </text:list-item>
          </text:list>
        </text:list-item>
      </text:list>
      <text:p text:style-name="P14"><text:span text:style-name="T1">2. Design Phase:</text:span> </text:p>
      <text:list text:style-name="L2">
        <text:list-item>
          <text:p text:style-name="P5">User Interface (UI) and User Experience (UX) Design:</text:p>
          <text:list>
            <text:list-item>
              <text:p text:style-name="P10"><text:span text:style-name="T1">Create Wireframes and Mockups:</text:span> Visualize the app's layout, structure, and user flow.</text:p>
            </text:list-item>
            <text:list-item>
              <text:p text:style-name="P10"><text:span text:style-name="T1">Design a User-Friendly Interface:</text:span> Ensure intuitive navigation and visual appeal.</text:p>
            </text:list-item>
            <text:list-item>
              <text:p text:style-name="P10"><text:span text:style-name="T1">Data Visualization and Reporting:</text:span> Design clear and effective reports.</text:p>
            </text:list-item>
          </text:list>
        </text:list-item>
        <text:list-item>
          <text:p text:style-name="P5">Information Architecture and Workflows:</text:p>
          <text:list>
            <text:list-item>
              <text:p text:style-name="P10"><text:span text:style-name="T1">Organize Content Logically:</text:span> Define how users interact with different sections of the app.</text:p>
            </text:list-item>
            <text:list-item>
              <text:p text:style-name="P10"><text:span text:style-name="T1">User Pathways:</text:span> Ensure smooth and efficient navigation.</text:p>
            </text:list-item>
          </text:list>
        </text:list-item>
        <text:list-item>
          <text:p text:style-name="P5">Documentation:</text:p>
          <text:list>
            <text:list-item>
              <text:p text:style-name="P10"><text:span text:style-name="T1">Wireframes and Mockups:</text:span> Visual prototypes of the app's screens.</text:p>
            </text:list-item>
            <text:list-item>
              <text:p text:style-name="P10"><text:span text:style-name="T1">User Flow Diagrams:</text:span> Illustrate how users will interact with the app.</text:p>
            </text:list-item>
            <text:list-item>
              <text:p text:style-name="P10"><text:span text:style-name="T1">Style Guide:</text:span> Define branding guidelines, colors, typography, etc.</text:p>
            </text:list-item>
            <text:list-item>
              <text:p text:style-name="P10"><text:span text:style-name="T1">Screen Maps:</text:span> Provide a visual representation of how screens connect. </text:p>
            </text:list-item>
          </text:list>
        </text:list-item>
      </text:list>
      <text:p text:style-name="P14"><text:span text:style-name="T1">3. Development Phase:</text:span> </text:p>
      <text:list text:style-name="L3">
        <text:list-item>
          <text:p text:style-name="P6">Frontend and Backend Development:</text:p>
          <text:list>
            <text:list-item>
              <text:p text:style-name="P11"><text:span text:style-name="T1">Develop Core Functionalities:</text:span> Build features like income/expense tracking, budgeting, and journaling.</text:p>
            </text:list-item>
            <text:list-item>
              <text:p text:style-name="P11"><text:span text:style-name="T1">Integrate Third-Party APIs (if needed):</text:span> Connect with financial institutions for account aggregation.</text:p>
            </text:list-item>
            <text:list-item>
              <text:p text:style-name="P11"><text:span text:style-name="T1">Implement Secure Authentication and Authorization:</text:span> Protect user data and ensure secure access.</text:p>
            </text:list-item>
            <text:list-item>
              <text:p text:style-name="P11"><text:span text:style-name="T1">Database Setup:</text:span> Choose a database (e.g., PostgreSQL) and design the schema.</text:p>
            </text:list-item>
          </text:list>
        </text:list-item>
        <text:list-item>
          <text:p text:style-name="P6">Agile Iterations (Sprints):</text:p>
          <text:list>
            <text:list-item>
              <text:p text:style-name="P11"><text:span text:style-name="T1">Break Down Work into Sprints:</text:span> Plan specific tasks for each iteration.</text:p>
            </text:list-item>
            <text:list-item>
              <text:p text:style-name="P11"><text:soft-page-break/><text:span text:style-name="T1">Daily Stand-ups:</text:span> Share progress and address roadblocks.</text:p>
            </text:list-item>
          </text:list>
        </text:list-item>
        <text:list-item>
          <text:p text:style-name="P6">Documentation:</text:p>
          <text:list>
            <text:list-item>
              <text:p text:style-name="P11"><text:span text:style-name="T1">Technical Documentation:</text:span> Detail API endpoints, data models, code structure, etc.</text:p>
            </text:list-item>
            <text:list-item>
              <text:p text:style-name="P11"><text:span text:style-name="T1">API Documentation:</text:span> Provide details for any APIs used or developed.</text:p>
            </text:list-item>
            <text:list-item>
              <text:p text:style-name="P11"><text:span text:style-name="T1">Coding Standards Document:</text:span> Define coding guidelines and best practices. </text:p>
            </text:list-item>
          </text:list>
        </text:list-item>
      </text:list>
      <text:p text:style-name="P14"><text:span text:style-name="T1">4. Testing Phase:</text:span> </text:p>
      <text:list text:style-name="L4">
        <text:list-item>
          <text:p text:style-name="P7">Quality Assurance (QA) and Testing:</text:p>
          <text:list>
            <text:list-item>
              <text:p text:style-name="P12"><text:span text:style-name="T1">Functional Testing:</text:span> Check app features to ensure they work as intended.</text:p>
            </text:list-item>
            <text:list-item>
              <text:p text:style-name="P12"><text:span text:style-name="T1">Security Testing:</text:span> Identify and address vulnerabilities.</text:p>
            </text:list-item>
            <text:list-item>
              <text:p text:style-name="P12"><text:span text:style-name="T1">Usability Testing:</text:span> Gather feedback on the user experience.</text:p>
            </text:list-item>
            <text:list-item>
              <text:p text:style-name="P12"><text:span text:style-name="T1">Performance Testing:</text:span> Assess app speed, load times, and scalability.</text:p>
            </text:list-item>
            <text:list-item>
              <text:p text:style-name="P12"><text:span text:style-name="T1">Compliance Testing:</text:span> Ensure adherence to relevant regulations (e.g., GDPR, PCI DSS).</text:p>
            </text:list-item>
          </text:list>
        </text:list-item>
        <text:list-item>
          <text:p text:style-name="P7">Agile Retrospectives:</text:p>
          <text:list>
            <text:list-item>
              <text:p text:style-name="P12"><text:span text:style-name="T1">Review Each Sprint:</text:span> Discuss achievements, challenges, and areas for improvement.</text:p>
            </text:list-item>
          </text:list>
        </text:list-item>
        <text:list-item>
          <text:p text:style-name="P7">Documentation:</text:p>
          <text:list>
            <text:list-item>
              <text:p text:style-name="P12"><text:span text:style-name="T1">Test Cases:</text:span> Detailed descriptions of tests conducted.</text:p>
            </text:list-item>
            <text:list-item>
              <text:p text:style-name="P12"><text:span text:style-name="T1">Test Reports:</text:span> Summaries of test results and bug reports.</text:p>
            </text:list-item>
            <text:list-item>
              <text:p text:style-name="P12"><text:span text:style-name="T1">User Acceptance Testing (UAT) Documentation:</text:span> Records of user feedback and acceptance criteria. </text:p>
            </text:list-item>
          </text:list>
        </text:list-item>
      </text:list>
      <text:p text:style-name="P14"><text:span text:style-name="T1">5. Deployment and Maintenance:</text:span> </text:p>
      <text:list text:style-name="L5">
        <text:list-item>
          <text:p text:style-name="P8">Launch the App:</text:p>
          <text:list>
            <text:list-item>
              <text:p text:style-name="P13"><text:span text:style-name="T1">Prepare for App Store Submission:</text:span> Create app store listings and marketing materials.</text:p>
            </text:list-item>
            <text:list-item>
              <text:p text:style-name="P13"><text:span text:style-name="T1">Deployment:</text:span> Deploy the app to the appropriate platforms.</text:p>
            </text:list-item>
          </text:list>
        </text:list-item>
        <text:list-item>
          <text:p text:style-name="P8">Ongoing Maintenance and Support:</text:p>
          <text:list>
            <text:list-item>
              <text:p text:style-name="P13"><text:span text:style-name="T1">Monitor User Feedback:</text:span> Gather feedback and respond to user queries.</text:p>
            </text:list-item>
            <text:list-item>
              <text:p text:style-name="P13"><text:span text:style-name="T1">Release Updates:</text:span> Continuously update the app with new features, bug fixes, and improvements.</text:p>
            </text:list-item>
            <text:list-item>
              <text:p text:style-name="P13"><text:span text:style-name="T1">Performance Monitoring:</text:span> Track app performance and address any issues.</text:p>
            </text:list-item>
          </text:list>
        </text:list-item>
        <text:list-item>
          <text:p text:style-name="P8"><text:soft-page-break/>Documentation:</text:p>
          <text:list>
            <text:list-item>
              <text:p text:style-name="P13"><text:span text:style-name="T1">Release Notes:</text:span> Describe changes and new features in each update.</text:p>
            </text:list-item>
            <text:list-item>
              <text:p text:style-name="P13"><text:span text:style-name="T1">User Manuals or Guides:</text:span> Provide detailed instructions on using the app.</text:p>
            </text:list-item>
            <text:list-item>
              <text:p text:style-name="P13"><text:span text:style-name="T1">Support Documentation:</text:span> Knowledge base articles and FAQs. 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6T16:16:58.475804825</meta:creation-date>
    <dc:date>2025-07-06T16:18:13.342596199</dc:date>
    <meta:editing-duration>PT1M18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4" meta:paragraph-count="74" meta:word-count="674" meta:character-count="4541" meta:non-whitespace-character-count="3995"/>
  </office:meta>
</office:document-meta>
</file>